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18.132cm" svg:y="5.883cm">
            <draw:object draw:notify-on-update-of-ranges="Лист1.H2:Лист1.H8 Лист1.I1:Лист1.I1 Лист1.I2:Лист1.I8 Лист1.J1:Лист1.J1 Лист1.J2:Лист1.J8 Лист1.K1:Лист1.K1 Лист1.K2:Лист1.K8 Лист1.L1:Лист1.L1 Лист1.L2:Лист1.L8 Лист1.M1:Лист1.M1 Лист1.M2:Лист1.M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.736cm" svg:y="5.517cm">
            <draw:object draw:notify-on-update-of-ranges="Лист1.A2:Лист1.A8 Лист1.B1:Лист1.B1 Лист1.B2:Лист1.B8 Лист1.C1:Лист1.C1 Лист1.C2:Лист1.C8 Лист1.D1:Лист1.D1 Лист1.D2:Лист1.D8 Лист1.E1:Лист1.E1 Лист1.E2:Лист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MPI 1 core</text:p>
          </table:table-cell>
          <table:table-cell office:value-type="string">
            <text:p>MPI 2 core</text:p>
          </table:table-cell>
          <table:table-cell office:value-type="string">
            <text:p>MPI 4 core</text:p>
          </table:table-cell>
          <table:table-cell office:value-type="string">
            <text:p><text:s/></text:p>
          </table:table-cell>
          <table:table-cell table:number-columns-repeated="3"/>
          <table:table-cell table:formula="of:=[.B1]" office:value-type="string" office:string-value="MPI 1 core">
            <text:p>MPI 1 core</text:p>
          </table:table-cell>
          <table:table-cell table:formula="of:=[.C1]" office:value-type="string" office:string-value="MPI 2 core">
            <text:p>MPI 2 core</text:p>
          </table:table-cell>
          <table:table-cell table:formula="of:=[.D1]" office:value-type="string" office:string-value="MPI 4 core">
            <text:p>MPI 4 core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25012">
            <text:p>1325012</text:p>
          </table:table-cell>
          <table:table-cell office:value-type="float" office:value="2997268">
            <text:p>2997268</text:p>
          </table:table-cell>
          <table:table-cell office:value-type="float" office:value="4848612">
            <text:p>4848612</text:p>
          </table:table-cell>
          <table:table-cell table:number-columns-repeated="3"/>
          <table:table-cell table:formula="of:=[.A2]" office:value-type="float" office:value="100">
            <text:p>100</text:p>
          </table:table-cell>
          <table:table-cell table:formula="of:=LOG([.B2])" office:value-type="float" office:value="6.12221981148806">
            <text:p>6,1222198115</text:p>
          </table:table-cell>
          <table:table-cell table:formula="of:=LOG([.C2])" office:value-type="float" office:value="6.47672557701887">
            <text:p>6,476725577</text:p>
          </table:table-cell>
          <table:table-cell table:formula="of:=LOG([.D2])" office:value-type="float" office:value="6.68561743200148">
            <text:p>6,68561743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474572">
            <text:p>21474572</text:p>
          </table:table-cell>
          <table:table-cell office:value-type="float" office:value="34002740">
            <text:p>34002740</text:p>
          </table:table-cell>
          <table:table-cell office:value-type="float" office:value="35121912">
            <text:p>35121912</text:p>
          </table:table-cell>
          <table:table-cell table:number-columns-repeated="3"/>
          <table:table-cell table:formula="of:=[.A3]" office:value-type="float" office:value="300">
            <text:p>300</text:p>
          </table:table-cell>
          <table:table-cell table:formula="of:=LOG([.B3])" office:value-type="float" office:value="7.33192451686227">
            <text:p>7,3319245169</text:p>
          </table:table-cell>
          <table:table-cell table:formula="of:=LOG([.C3])" office:value-type="float" office:value="7.53151391465797">
            <text:p>7,5315139147</text:p>
          </table:table-cell>
          <table:table-cell table:formula="of:=LOG([.D3])" office:value-type="float" office:value="7.54557815041307">
            <text:p>7,5455781504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0760380">
            <text:p>100760380</text:p>
          </table:table-cell>
          <table:table-cell office:value-type="float" office:value="121958176">
            <text:p>121958176</text:p>
          </table:table-cell>
          <table:table-cell office:value-type="float" office:value="116011108">
            <text:p>116011108</text:p>
          </table:table-cell>
          <table:table-cell table:number-columns-repeated="3"/>
          <table:table-cell table:formula="of:=[.A4]" office:value-type="float" office:value="500">
            <text:p>500</text:p>
          </table:table-cell>
          <table:table-cell table:formula="of:=LOG([.B4])" office:value-type="float" office:value="8.0032897966942">
            <text:p>8,0032897967</text:p>
          </table:table-cell>
          <table:table-cell table:formula="of:=LOG([.C4])" office:value-type="float" office:value="8.08621092045672">
            <text:p>8,0862109205</text:p>
          </table:table-cell>
          <table:table-cell table:formula="of:=LOG([.D4])" office:value-type="float" office:value="8.06449957467643">
            <text:p>8,0644995747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66626248">
            <text:p>266626248</text:p>
          </table:table-cell>
          <table:table-cell office:value-type="float" office:value="232301328">
            <text:p>232301328</text:p>
          </table:table-cell>
          <table:table-cell office:value-type="float" office:value="281501600">
            <text:p>281501600</text:p>
          </table:table-cell>
          <table:table-cell table:number-columns-repeated="3"/>
          <table:table-cell table:formula="of:=[.A5]" office:value-type="float" office:value="700">
            <text:p>700</text:p>
          </table:table-cell>
          <table:table-cell table:formula="of:=LOG([.B5])" office:value-type="float" office:value="8.42590290126853">
            <text:p>8,4259029013</text:p>
          </table:table-cell>
          <table:table-cell table:formula="of:=LOG([.C5])" office:value-type="float" office:value="8.3660516925442">
            <text:p>8,3660516925</text:p>
          </table:table-cell>
          <table:table-cell table:formula="of:=LOG([.D5])" office:value-type="float" office:value="8.44948086763922">
            <text:p>8,4494808676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97824100">
            <text:p>497824100</text:p>
          </table:table-cell>
          <table:table-cell office:value-type="float" office:value="478134100">
            <text:p>478134100</text:p>
          </table:table-cell>
          <table:table-cell office:value-type="float" office:value="595071692">
            <text:p>595071692</text:p>
          </table:table-cell>
          <table:table-cell table:number-columns-repeated="3"/>
          <table:table-cell table:formula="of:=[.A6]" office:value-type="float" office:value="900">
            <text:p>900</text:p>
          </table:table-cell>
          <table:table-cell table:formula="of:=LOG([.B6])" office:value-type="float" office:value="8.69707591726989">
            <text:p>8,6970759173</text:p>
          </table:table-cell>
          <table:table-cell table:formula="of:=LOG([.C6])" office:value-type="float" office:value="8.67954971820682">
            <text:p>8,6795497182</text:p>
          </table:table-cell>
          <table:table-cell table:formula="of:=LOG([.D6])" office:value-type="float" office:value="8.77456929104684">
            <text:p>8,774569291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967155664">
            <text:p>967155664</text:p>
          </table:table-cell>
          <table:table-cell office:value-type="float" office:value="847404968">
            <text:p>847404968</text:p>
          </table:table-cell>
          <table:table-cell office:value-type="float" office:value="1011521640">
            <text:p>1011521640</text:p>
          </table:table-cell>
          <table:table-cell table:number-columns-repeated="3"/>
          <table:table-cell table:formula="of:=[.A7]" office:value-type="float" office:value="1100">
            <text:p>1100</text:p>
          </table:table-cell>
          <table:table-cell table:formula="of:=LOG([.B7])" office:value-type="float" office:value="8.98549637953853">
            <text:p>8,9854963795</text:p>
          </table:table-cell>
          <table:table-cell table:formula="of:=LOG([.C7])" office:value-type="float" office:value="8.92809100576913">
            <text:p>8,9280910058</text:p>
          </table:table-cell>
          <table:table-cell table:formula="of:=LOG([.D7])" office:value-type="float" office:value="9.00497517829027">
            <text:p>9,0049751783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471820124">
            <text:p>1471820124</text:p>
          </table:table-cell>
          <table:table-cell office:value-type="float" office:value="1277307392">
            <text:p>1277307392</text:p>
          </table:table-cell>
          <table:table-cell office:value-type="float" office:value="1629661628">
            <text:p>1629661628</text:p>
          </table:table-cell>
          <table:table-cell table:number-columns-repeated="3"/>
          <table:table-cell table:formula="of:=[.A8]" office:value-type="float" office:value="1300">
            <text:p>1300</text:p>
          </table:table-cell>
          <table:table-cell table:formula="of:=LOG([.B8])" office:value-type="float" office:value="9.16785473668108">
            <text:p>9,1678547367</text:p>
          </table:table-cell>
          <table:table-cell table:formula="of:=LOG([.C8])" office:value-type="float" office:value="9.10629542552062">
            <text:p>9,1062954255</text:p>
          </table:table-cell>
          <table:table-cell table:formula="of:=LOG([.D8])" office:value-type="float" office:value="9.21209743977356">
            <text:p>9,2120974398</text:p>
          </table:table-cell>
          <table:table-cell table:number-columns-repeated="2"/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.00.0000</text:date>, <text:time style:data-style-name="N2" text:time-value="0000-00-00T11:54:0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7:42</meta:creation-date>
    <meta:generator>LibreOffice/4.0.2.2$Linux_X86_64 LibreOffice_project/400m0$Build-2</meta:generator>
    <dc:date>2013-12-18T12:22:11</dc:date>
    <meta:editing-duration>PT20M31S</meta:editing-duration>
    <meta:editing-cycles>9</meta:editing-cycles>
    <meta:document-statistic meta:table-count="1" meta:cell-count="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454cm" style:legend-expansion="high" chart:style-name="ch2"/>
        <chart:plot-area chart:style-name="ch3" table:cell-range-address="Лист1.A1:Лист1.E8" chart:data-source-has-labels="both" svg:x="0.77cm" svg:y="0.855cm" svg:width="11.579cm" svg:height="7.545cm">
          <chartooo:coordinate-region svg:x="2.873cm" svg:y="1.055cm" svg:width="9.104cm" svg:height="6.698cm"/>
          <chart:axis chart:dimension="x" chart:name="primary-x" chart:style-name="ch4" chartooo:axis-type="auto">
            <chartooo:date-scale/>
            <chart:categories table:cell-range-address="Лист1.A2:Лист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8" chart:label-cell-address="Лист1.B1:Лист1.B1" chart:class="chart:line">
            <chart:data-point chart:repeated="7"/>
          </chart:series>
          <chart:series chart:style-name="ch7" chart:values-cell-range-address="Лист1.C2:Лист1.C8" chart:label-cell-address="Лист1.C1:Лист1.C1" chart:class="chart:line">
            <chart:data-point chart:repeated="7"/>
          </chart:series>
          <chart:series chart:style-name="ch8" chart:values-cell-range-address="Лист1.D2:Лист1.D8" chart:label-cell-address="Лист1.D1:Лист1.D1" chart:class="chart:line">
            <chart:data-point chart:repeated="7"/>
          </chart:series>
          <chart:series chart:style-name="ch9" chart:values-cell-range-address="Лист1.E2:Лист1.E8" chart:label-cell-address="Лист1.E1:Лист1.E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1 core</text:p>
                <draw:g>
                  <svg:desc>Лист1.B1:Лист1.B1</svg:desc>
                </draw:g>
              </table:table-cell>
              <table:table-cell office:value-type="string">
                <text:p>MPI 2 core</text:p>
                <draw:g>
                  <svg:desc>Лист1.C1:Лист1.C1</svg:desc>
                </draw:g>
              </table:table-cell>
              <table:table-cell office:value-type="string">
                <text:p>MPI 4 core</text:p>
                <draw:g>
                  <svg:desc>Лист1.D1:Лист1.D1</svg:desc>
                </draw:g>
              </table:table-cell>
              <table:table-cell office:value-type="string">
                <text:p> 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Лист1.A2:Лист1.A8</svg:desc>
                </draw:g>
              </table:table-cell>
              <table:table-cell office:value-type="float" office:value="1325012">
                <text:p>1325012</text:p>
                <draw:g>
                  <svg:desc>Лист1.B2:Лист1.B8</svg:desc>
                </draw:g>
              </table:table-cell>
              <table:table-cell office:value-type="float" office:value="2997268">
                <text:p>2997268</text:p>
                <draw:g>
                  <svg:desc>Лист1.C2:Лист1.C8</svg:desc>
                </draw:g>
              </table:table-cell>
              <table:table-cell office:value-type="float" office:value="4848612">
                <text:p>4848612</text:p>
                <draw:g>
                  <svg:desc>Лист1.D2:Лист1.D8</svg:desc>
                </draw:g>
              </table:table-cell>
              <table:table-cell office:value-type="float" office:value="NaN">
                <text:p>NaN</text:p>
                <draw:g>
                  <svg:desc>Лист1.E2:Лист1.E8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474572">
                <text:p>21474572</text:p>
              </table:table-cell>
              <table:table-cell office:value-type="float" office:value="34002740">
                <text:p>34002740</text:p>
              </table:table-cell>
              <table:table-cell office:value-type="float" office:value="35121912">
                <text:p>3512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0760380">
                <text:p>100760380</text:p>
              </table:table-cell>
              <table:table-cell office:value-type="float" office:value="121958176">
                <text:p>121958176</text:p>
              </table:table-cell>
              <table:table-cell office:value-type="float" office:value="116011108">
                <text:p>11601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6626248">
                <text:p>266626248</text:p>
              </table:table-cell>
              <table:table-cell office:value-type="float" office:value="232301328">
                <text:p>232301328</text:p>
              </table:table-cell>
              <table:table-cell office:value-type="float" office:value="281501600">
                <text:p>28150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97824100">
                <text:p>497824100</text:p>
              </table:table-cell>
              <table:table-cell office:value-type="float" office:value="478134100">
                <text:p>478134100</text:p>
              </table:table-cell>
              <table:table-cell office:value-type="float" office:value="595071692">
                <text:p>59507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67155664">
                <text:p>967155664</text:p>
              </table:table-cell>
              <table:table-cell office:value-type="float" office:value="847404968">
                <text:p>847404968</text:p>
              </table:table-cell>
              <table:table-cell office:value-type="float" office:value="1011521640">
                <text:p>1011521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471820124">
                <text:p>1471820124</text:p>
              </table:table-cell>
              <table:table-cell office:value-type="float" office:value="1277307392">
                <text:p>1277307392</text:p>
              </table:table-cell>
              <table:table-cell office:value-type="float" office:value="1629661628">
                <text:p>16296616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205cm" style:legend-expansion="high" chart:style-name="ch2"/>
        <chart:plot-area chart:style-name="ch3" table:cell-range-address="Лист1.H1:Лист1.M8" chart:data-source-has-labels="both" svg:x="0.77cm" svg:y="0.855cm" svg:width="11.579cm" svg:height="7.545cm">
          <chartooo:coordinate-region svg:x="1.391cm" svg:y="1.054cm" svg:width="10.586cm" svg:height="6.699cm"/>
          <chart:axis chart:dimension="x" chart:name="primary-x" chart:style-name="ch4" chartooo:axis-type="auto">
            <chartooo:date-scale/>
            <chart:categories table:cell-range-address="Лист1.H2:Лист1.H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I2:Лист1.I8" chart:label-cell-address="Лист1.I1:Лист1.I1" chart:class="chart:line">
            <chart:data-point chart:repeated="7"/>
          </chart:series>
          <chart:series chart:style-name="ch7" chart:values-cell-range-address="Лист1.J2:Лист1.J8" chart:label-cell-address="Лист1.J1:Лист1.J1" chart:class="chart:line">
            <chart:data-point chart:repeated="7"/>
          </chart:series>
          <chart:series chart:style-name="ch8" chart:values-cell-range-address="Лист1.K2:Лист1.K8" chart:label-cell-address="Лист1.K1:Лист1.K1" chart:class="chart:line">
            <chart:data-point chart:repeated="7"/>
          </chart:series>
          <chart:series chart:style-name="ch9" chart:values-cell-range-address="Лист1.L2:Лист1.L8" chart:label-cell-address="Лист1.L1:Лист1.L1" chart:class="chart:line">
            <chart:data-point chart:repeated="7"/>
          </chart:series>
          <chart:series chart:style-name="ch10" chart:values-cell-range-address="Лист1.M2:Лист1.M8" chart:label-cell-address="Лист1.M1:Лист1.M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1 core</text:p>
                <draw:g>
                  <svg:desc>Лист1.I1:Лист1.I1</svg:desc>
                </draw:g>
              </table:table-cell>
              <table:table-cell office:value-type="string">
                <text:p>MPI 2 core</text:p>
                <draw:g>
                  <svg:desc>Лист1.J1:Лист1.J1</svg:desc>
                </draw:g>
              </table:table-cell>
              <table:table-cell office:value-type="string">
                <text:p>MPI 4 core</text:p>
                <draw:g>
                  <svg:desc>Лист1.K1:Лист1.K1</svg:desc>
                </draw:g>
              </table:table-cell>
              <table:table-cell office:value-type="string">
                <text:p> </text:p>
                <draw:g>
                  <svg:desc>Лист1.L1:Лист1.L1</svg:desc>
                </draw:g>
              </table:table-cell>
              <table:table-cell office:value-type="string">
                <text:p> 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Лист1.H2:Лист1.H8</svg:desc>
                </draw:g>
              </table:table-cell>
              <table:table-cell office:value-type="float" office:value="6.12221981148806">
                <text:p>6.12221981148806</text:p>
                <draw:g>
                  <svg:desc>Лист1.I2:Лист1.I8</svg:desc>
                </draw:g>
              </table:table-cell>
              <table:table-cell office:value-type="float" office:value="6.47672557701887">
                <text:p>6.47672557701887</text:p>
                <draw:g>
                  <svg:desc>Лист1.J2:Лист1.J8</svg:desc>
                </draw:g>
              </table:table-cell>
              <table:table-cell office:value-type="float" office:value="6.68561743200148">
                <text:p>6.68561743200148</text:p>
                <draw:g>
                  <svg:desc>Лист1.K2:Лист1.K8</svg:desc>
                </draw:g>
              </table:table-cell>
              <table:table-cell office:value-type="float" office:value="NaN">
                <text:p>NaN</text:p>
                <draw:g>
                  <svg:desc>Лист1.L2:Лист1.L8</svg:desc>
                </draw:g>
              </table:table-cell>
              <table:table-cell office:value-type="float" office:value="NaN">
                <text:p>NaN</text:p>
                <draw:g>
                  <svg:desc>Лист1.M2:Лист1.M8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.33192451686227">
                <text:p>7.33192451686227</text:p>
              </table:table-cell>
              <table:table-cell office:value-type="float" office:value="7.53151391465797">
                <text:p>7.53151391465797</text:p>
              </table:table-cell>
              <table:table-cell office:value-type="float" office:value="7.54557815041307">
                <text:p>7.5455781504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0032897966942">
                <text:p>8.0032897966942</text:p>
              </table:table-cell>
              <table:table-cell office:value-type="float" office:value="8.08621092045672">
                <text:p>8.08621092045672</text:p>
              </table:table-cell>
              <table:table-cell office:value-type="float" office:value="8.06449957467643">
                <text:p>8.0644995746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.42590290126853">
                <text:p>8.42590290126853</text:p>
              </table:table-cell>
              <table:table-cell office:value-type="float" office:value="8.3660516925442">
                <text:p>8.3660516925442</text:p>
              </table:table-cell>
              <table:table-cell office:value-type="float" office:value="8.44948086763922">
                <text:p>8.4494808676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.69707591726989">
                <text:p>8.69707591726989</text:p>
              </table:table-cell>
              <table:table-cell office:value-type="float" office:value="8.67954971820682">
                <text:p>8.67954971820682</text:p>
              </table:table-cell>
              <table:table-cell office:value-type="float" office:value="8.77456929104684">
                <text:p>8.77456929104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.98549637953853">
                <text:p>8.98549637953853</text:p>
              </table:table-cell>
              <table:table-cell office:value-type="float" office:value="8.92809100576913">
                <text:p>8.92809100576913</text:p>
              </table:table-cell>
              <table:table-cell office:value-type="float" office:value="9.00497517829027">
                <text:p>9.0049751782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.16785473668108">
                <text:p>9.16785473668108</text:p>
              </table:table-cell>
              <table:table-cell office:value-type="float" office:value="9.10629542552062">
                <text:p>9.10629542552062</text:p>
              </table:table-cell>
              <table:table-cell office:value-type="float" office:value="9.21209743977356">
                <text:p>9.2120974397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